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gency FB" svg:font-family="'Agency FB'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5000b" loext:opacity="100%" style:font-name="Comic Sans MS" fo:font-size="20pt" fo:font-weight="bold" officeooo:rsid="00096e97" officeooo:paragraph-rsid="00096e97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Comic Sans MS" fo:font-weight="bold" officeooo:rsid="00015b4c" officeooo:paragraph-rsid="00015b4c" style:font-weight-asian="bold" style:font-weight-complex="bold"/>
    </style:style>
    <style:style style:name="P3" style:family="paragraph" style:parent-style-name="Standard">
      <style:text-properties fo:color="#c5000b" loext:opacity="100%" style:font-name="Comic Sans MS" fo:font-weight="bold" officeooo:rsid="00057457" officeooo:paragraph-rsid="00057457" style:font-weight-asian="bold" style:font-weight-complex="bold"/>
    </style:style>
    <style:style style:name="P4" style:family="paragraph" style:parent-style-name="Standard">
      <style:text-properties style:font-name="Comic Sans MS" fo:font-weight="bold" officeooo:rsid="0006ff02" officeooo:paragraph-rsid="0006ff02" style:font-weight-asian="bold" style:font-weight-complex="bold"/>
    </style:style>
    <style:style style:name="P5" style:family="paragraph" style:parent-style-name="Standard">
      <style:text-properties fo:color="#c5000b" loext:opacity="100%" style:font-name="Comic Sans MS" fo:font-size="14pt" fo:font-weight="bold" officeooo:rsid="0006ff02" officeooo:paragraph-rsid="0006ff0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Comic Sans MS" fo:font-size="14pt" fo:font-weight="bold" officeooo:rsid="0006ff02" officeooo:paragraph-rsid="0006ff02" style:font-size-asian="14pt" style:font-weight-asian="bold" style:font-size-complex="14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c5000b" loext:opacity="100%"/>
    </style:style>
    <style:style style:name="T3" style:family="text">
      <style:text-properties fo:color="#0084d1" loext:opacity="100%"/>
    </style:style>
    <style:style style:name="T4" style:family="text">
      <style:text-properties fo:color="#0084d1" loext:opacity="100%" officeooo:rsid="00083a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v4</text:p>
      <text:p text:style-name="P2">1. Red: [IP] AND [Máscara] → [Resultado] <text:s/></text:p>
      <text:p text:style-name="P2">2. Broadcast: [Red] + [Hosts en 1] → [Resultado] <text:s/></text:p>
      <text:p text:style-name="P2">3. Primer host: [Red] + 1 → [Resultado] <text:s/></text:p>
      <text:p text:style-name="P2">4. Último host: [Broadcast] - 1 → [Resultado] <text:s/></text:p>
      <text:p text:style-name="P2">5. Nº hosts: 2^[bits host] - 2 → [Resultado] <text:s/></text:p>
      <text:p text:style-name="P2"/>
      <text:p text:style-name="P3">1º convierte la IP a biniario y saca la mascara de RED</text:p>
      <text:p text:style-name="P4">IP: 10101100.00010000.01100100.11001000</text:p>
      <text:p text:style-name="P4">mr: 11111111.11111111.11110000.00000000</text:p>
      <text:p text:style-name="P4"><text:s text:c="9"/>172 <text:s text:c="2"/>. <text:s text:c="4"/>16 <text:s text:c="3"/>.01100000. <text:s text:c="4"/>0 <text:s text:c="2"/>→<text:span text:style-name="T1">AND y sacas el binario a decimal </text:span></text:p>
      <text:p text:style-name="P4"><text:span text:style-name="T1"/></text:p>
      <text:p text:style-name="P5">2º <text:s/>cambias a 11 la parte de red </text:p>
      <text:p text:style-name="P6">IP: <text:s text:c="9"/><text:span text:style-name="T2">10101100.00010000.0110</text:span><text:span text:style-name="T3">0100.11001000</text:span></text:p>
      <text:p text:style-name="P6">mr: <text:s text:c="8"/><text:span text:style-name="T2"><text:s/>| <text:s text:c="11"/>RED <text:s text:c="11"/>|</text:span><text:span text:style-name="T3">| <text:s text:c="2"/>HOST <text:s text:c="5"/>|</text:span></text:p>
      <text:p text:style-name="P6">Nuevo: <text:s text:c="5"/><text:span text:style-name="T2">10101100.00010000.0110</text:span><text:span text:style-name="T3">1111.</text:span><text:span text:style-name="T4">11111111</text:span></text:p>
      <text:p text:style-name="P6">Broadcast: <text:s text:c="4"/>172 <text:s text:c="3"/>. <text:s text:c="4"/>16 <text:s text:c="2"/>. <text:s text:c="4"/>96 <text:s text:c="3"/>. <text:s text:c="3"/>25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gency FB" svg:font-family="'Agency FB'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Agency FB" fo:font-size="14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fo:font-size="12pt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gency FB" fo:font-family="'Agency FB'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gency FB" fo:font-family="'Agency FB'" fo:font-size="12pt"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1:48:46.285000000</meta:creation-date>
    <dc:date>2025-05-22T15:01:56.654000000</dc:date>
    <meta:editing-duration>PT2M31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1" meta:paragraph-count="15" meta:word-count="96" meta:character-count="680" meta:non-whitespace-character-count="487"/>
  </office:meta>
</office:document-meta>
</file>